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5.1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(CET)</text:p>
          </table:table-cell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Score Training</text:p>
          </table:table-cell>
          <table:table-cell table:style-name="ce4" office:value-type="string" calcext:value-type="string">
            <text:p>Score Test</text:p>
          </table:table-cell>
          <table:table-cell table:style-name="ce4" office:value-type="string" calcext:value-type="string">
            <text:p>Preprocesado</text:p>
          </table:table-cell>
          <table:table-cell table:style-name="ce4" office:value-type="string" calcext:value-type="string">
            <text:p>Algoritmos</text:p>
          </table:table-cell>
          <table:table-cell table:style-name="ce4" office:value-type="string" calcext:value-type="string">
            <text:p>Parámetros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2">
          <table:table-cell office:value-type="date" office:date-value="2021-12-23" calcext:value-type="date">
            <text:p>23/12/21</text:p>
          </table:table-cell>
          <table:table-cell office:value-type="time" office:time-value="PT22H35M00S" calcext:value-type="time">
            <text:p>22:35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43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Imputación de valore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 office:value-type="string" calcext:value-type="string">
            <text:p>Fichero de prueba del profesor que está en prado</text:p>
          </table:table-cell>
        </table:table-row>
        <table:table-row table:style-name="ro2">
          <table:table-cell office:value-type="date" office:date-value="2021-12-26" calcext:value-type="date">
            <text:p>26/12/21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0.8483</text:p>
          </table:table-cell>
          <table:table-cell office:value-type="string" calcext:value-type="string">
            <text:p>Eliminando instancias con muchos valores nulos (en más de 3 columnas) e 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/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02</text:p>
          </table:table-cell>
          <table:table-cell office:value-type="string" calcext:value-type="string">
            <text:p>0.8448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10, depth 2, learning_rate 1</text:p>
          </table:table-cell>
          <table:table-cell office:value-type="string" calcext:value-type="string">
            <text:p>Probando el catboost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21M00S" calcext:value-type="time">
            <text:p>00:21:00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0.8624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45, depth 6</text:p>
          </table:table-cell>
          <table:table-cell office:value-type="string" calcext:value-type="string">
            <text:p>Ajustados parámetros de catboost para resultado óptimo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554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n_estimators 300, min_samples_split 35, min_samples_leaf 3 </text:p>
          </table:table-cell>
          <table:table-cell office:value-type="string" calcext:value-type="string">
            <text:p>Pruebo ajuste parámetros de RF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8H39M00S" calcext:value-type="time">
            <text:p>18:39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656</text:p>
          </table:table-cell>
          <table:table-cell office:value-type="string" calcext:value-type="string">
            <text:p>0.8581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table:style-name="ce7" office:value-type="string" calcext:value-type="string">
            <text:p>Iterations 45, depth 6 learning_rate 0.31</text:p>
          </table:table-cell>
          <table:table-cell office:value-type="string" calcext:value-type="string">
            <text:p>Añado otro paremtro a catboost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583</text:p>
          </table:table-cell>
          <table:table-cell table:style-name="ce7" office:value-type="string" calcext:value-type="string">
            <text:p>0.8515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70, depth6, learning rate 0.31 weights todo a 1 salvo las reccomendations a 2</text:p>
          </table:table-cell>
          <table:table-cell office:value-type="string" calcext:value-type="string">
            <text:p>No quería subir esa :’)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17H59M00S" calcext:value-type="time">
            <text:p>17:59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669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0</text:p>
          </table:table-cell>
          <table:table-cell office:value-type="string" calcext:value-type="string">
            <text:p>Probando LXGB con parametros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20H25M00S" calcext:value-type="time">
            <text:p>20:25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708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Imputaciónd de valores simple y oversampling de 2000 instancias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1</text:p>
          </table:table-cell>
          <table:table-cell office:value-type="string" calcext:value-type="string">
            <text:p>Pruebo a hacer oversampling, ha ido mejor de lo esperado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8675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 y undersampling de 200 instancias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2</text:p>
          </table:table-cell>
          <table:table-cell office:value-type="string" calcext:value-type="string">
            <text:p>Pruebo el undersampling (la hora esta bien, ha sido a las 00 justas)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20H06M00S" calcext:value-type="time">
            <text:p>20:06: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8683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Imputacion de valores simpl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</text:p>
          </table:table-cell>
          <table:table-cell office:value-type="string" calcext:value-type="string">
            <text:p>Ajusto parametr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20:08:35.1445023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0:50:36.547676561</meta:creation-date>
    <meta:generator>LibreOffice/6.4.7.2$Linux_X86_64 LibreOffice_project/40$Build-2</meta:generator>
    <dc:date>2021-12-29T20:10:59.574547844</dc:date>
    <meta:editing-duration>PT6H41M16S</meta:editing-duration>
    <meta:editing-cycles>10</meta:editing-cycles>
    <meta:document-statistic meta:table-count="1" meta:cell-count="107" meta:object-count="0"/>
  </office:meta>
</office:document-meta>
</file>